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5939" officeooo:paragraph-rsid="00025939"/>
    </style:style>
    <style:style style:name="P2" style:family="paragraph" style:parent-style-name="Standard">
      <style:paragraph-properties fo:text-align="end" style:justify-single-word="false"/>
      <style:text-properties officeooo:rsid="00025939" officeooo:paragraph-rsid="00025939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>
      <style:text-properties officeooo:rsid="00025939" officeooo:paragraph-rsid="00025939"/>
    </style:style>
    <style:style style:name="P16" style:family="paragraph" style:parent-style-name="Text_20_body" style:list-style-name="L8">
      <style:text-properties officeooo:rsid="00025939" officeooo:paragraph-rsid="00025939"/>
    </style:style>
    <style:style style:name="P17" style:family="paragraph" style:parent-style-name="Text_20_body">
      <style:text-properties officeooo:paragraph-rsid="0002593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an Gadberry</text:p>
      <text:p text:style-name="P1">Career Research Outline</text:p>
      <text:list xml:id="list664914563" text:style-name="L8">
        <text:list-item>
          <text:p text:style-name="P16">Introduction</text:p>
          <text:list>
            <text:list-item>
              <text:p text:style-name="P16">Career exploration and the value of finding a fitting career</text:p>
            </text:list-item>
            <text:list-item>
              <text:p text:style-name="P16">Background information regarding Dean</text:p>
            </text:list-item>
            <text:list-item>
              <text:p text:style-name="P16">Thesis Statement: </text:p>
              <text:list>
                <text:list-item>
                  <text:p text:style-name="P16">The ideal career for Dean Gadberry lies in the field of Computer Science. Dean is an exceptional problem solver, actively a self-starter, and enthralled by something new.</text:p>
                </text:list-item>
              </text:list>
            </text:list-item>
          </text:list>
        </text:list-item>
        <text:list-item>
          <text:p text:style-name="P16">Interest In Computer Science</text:p>
        </text:list-item>
        <text:list-item>
          <text:p text:style-name="P16">Skills and Abilities</text:p>
        </text:list-item>
        <text:list-item>
          <text:p text:style-name="P16">Computer Science Career Options</text:p>
        </text:list-item>
        <text:list-item>
          <text:p text:style-name="P16">Industry Trends and Job Market Analysis</text:p>
        </text:list-item>
        <text:list-item>
          <text:p text:style-name="P16">Conclusion</text:p>
        </text:list-item>
      </text:list>
      <text:p text:style-name="P15"/>
      <text:p text:style-name="P17">I. Introduction</text:p>
      <text:list xml:id="list1278988366" text:style-name="L1">
        <text:list-item>
          <text:p text:style-name="P4">Briefly introduce the topic of career exploration and the importance of finding a fulfilling career </text:p>
        </text:list-item>
        <text:list-item>
          <text:p text:style-name="P4">Provide background information on Dean Gadberry and his interests </text:p>
        </text:list-item>
        <text:list-item>
          <text:p text:style-name="P3">Thesis statement: Dean Gadberry is ideally suited for a career in Computer Science due to his exceptional problem-solving skills, self-motivated nature, and enthusiasm for innovation. </text:p>
        </text:list-item>
      </text:list>
      <text:p text:style-name="Text_20_body">II. Interest in Computer Science</text:p>
      <text:list xml:id="list3681106179" text:style-name="L2">
        <text:list-item>
          <text:p text:style-name="P6">Discuss Dean's interest in computer programming and coding </text:p>
        </text:list-item>
        <text:list-item>
          <text:p text:style-name="P6">Describe his experiences with programming languages and software development </text:p>
        </text:list-item>
        <text:list-item>
          <text:p text:style-name="P5">Explain how his passion for problem-solving is linked to his interest in Computer Science </text:p>
        </text:list-item>
      </text:list>
      <text:p text:style-name="Text_20_body">III. Skills and Abilities</text:p>
      <text:list xml:id="list1659991028" text:style-name="L3">
        <text:list-item>
          <text:p text:style-name="P8">Discuss Dean's exceptional problem-solving skills and how they apply to Computer Science </text:p>
        </text:list-item>
        <text:list-item>
          <text:p text:style-name="P8">Describe his ability to work independently and take initiative (self-motivated nature) </text:p>
        </text:list-item>
        <text:list-item>
          <text:p text:style-name="P7">Highlight his enthusiasm for learning new technologies and staying up-to-date with industry developments </text:p>
        </text:list-item>
      </text:list>
      <text:p text:style-name="Text_20_body">IV. Career Options within Computer Science</text:p>
      <text:list xml:id="list2246664352" text:style-name="L4">
        <text:list-item>
          <text:p text:style-name="P10">Research and discuss different career paths within the field of Computer Science, such as software engineering, data analysis, and cybersecurity </text:p>
        </text:list-item>
        <text:list-item>
          <text:p text:style-name="P9">Explain how Dean's skills and abilities align with each career path </text:p>
        </text:list-item>
      </text:list>
      <text:p text:style-name="Text_20_body">V. Industry Trends and Job Market Analysis</text:p>
      <text:list xml:id="list3756913340" text:style-name="L5">
        <text:list-item>
          <text:p text:style-name="P12"><text:soft-page-break/>Discuss current trends in the Computer Science industry, such as AI, machine learning, and cloud computing </text:p>
        </text:list-item>
        <text:list-item>
          <text:p text:style-name="P11">Analyze the job market demand for Computer Science professionals and the potential for job growth </text:p>
        </text:list-item>
      </text:list>
      <text:p text:style-name="Text_20_body">VI. Conclusion</text:p>
      <text:list xml:id="list1747130780" text:style-name="L6">
        <text:list-item>
          <text:p text:style-name="P14">Summarize Dean's strengths and qualifications for a career in Computer Science </text:p>
        </text:list-item>
        <text:list-item>
          <text:p text:style-name="P14">Restate the thesis statement </text:p>
        </text:list-item>
        <text:list-item>
          <text:p text:style-name="P13">Offer final thoughts on why a career in Computer Science is the best fit for Dean Gadberry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6:27:06.069457983</meta:creation-date>
    <dc:date>2024-06-22T16:31:38.794409065</dc:date>
    <meta:editing-duration>PT4M3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329" meta:character-count="2147" meta:non-whitespace-character-count="1861"/>
  </office:meta>
</office:document-meta>
</file>